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TextareaTag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setOnmouseout( String onmous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setRows( String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setOnblur( String onbl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setOndblclick( String ondbl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setOnmousemove( String onmouse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setOnmouseover( String onmouseo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InputTextareaTag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setReadonly( String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setOnmousedown( String onmouse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setOnkeyup( String onkey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setDisabled( String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setOnkeydown( String onkey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setOnclick(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setAccesskey(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setProperties(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InputTextarea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setOnselect( String onsel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setOnfocus( String on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setCols( String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setOnkeypress( String onkey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areaTag.setOnmouseup( String onmouse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